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5a1" officeooo:paragraph-rsid="000665a1"/>
    </style:style>
    <style:style style:name="P2" style:family="paragraph" style:parent-style-name="Standard">
      <style:text-properties officeooo:rsid="000665a1" officeooo:paragraph-rsid="000721dd"/>
    </style:style>
    <style:style style:name="P3" style:family="paragraph" style:parent-style-name="Standard">
      <style:text-properties officeooo:rsid="000665a1" officeooo:paragraph-rsid="00073011"/>
    </style:style>
    <style:style style:name="P4" style:family="paragraph" style:parent-style-name="Standard">
      <style:text-properties officeooo:rsid="000665a1" officeooo:paragraph-rsid="0007c080"/>
    </style:style>
    <style:style style:name="P5" style:family="paragraph" style:parent-style-name="Standard">
      <style:text-properties officeooo:rsid="000665a1" officeooo:paragraph-rsid="000a6aa1"/>
    </style:style>
    <style:style style:name="P6" style:family="paragraph" style:parent-style-name="Standard">
      <style:text-properties officeooo:rsid="000665a1" officeooo:paragraph-rsid="000b0bb1"/>
    </style:style>
    <style:style style:name="P7" style:family="paragraph" style:parent-style-name="Standard">
      <style:text-properties officeooo:rsid="000665a1" officeooo:paragraph-rsid="000b835a"/>
    </style:style>
    <style:style style:name="P8" style:family="paragraph" style:parent-style-name="Standard">
      <style:text-properties officeooo:rsid="000a6aa1" officeooo:paragraph-rsid="000a6aa1"/>
    </style:style>
    <style:style style:name="P9" style:family="paragraph" style:parent-style-name="Standard">
      <style:text-properties officeooo:rsid="000665a1" officeooo:paragraph-rsid="00073011" fo:background-color="#ffff00"/>
    </style:style>
    <style:style style:name="P10" style:family="paragraph" style:parent-style-name="Standard">
      <style:text-properties officeooo:paragraph-rsid="00073011" fo:background-color="#ffff00"/>
    </style:style>
    <style:style style:name="P11" style:family="paragraph" style:parent-style-name="Standard">
      <style:text-properties officeooo:paragraph-rsid="000665a1"/>
    </style:style>
    <style:style style:name="P12" style:family="paragraph" style:parent-style-name="Standard">
      <style:text-properties officeooo:paragraph-rsid="000b0bb1"/>
    </style:style>
    <style:style style:name="P13" style:family="paragraph" style:parent-style-name="Standard">
      <style:text-properties officeooo:rsid="000b835a" officeooo:paragraph-rsid="000b835a"/>
    </style:style>
    <style:style style:name="P14" style:family="paragraph" style:parent-style-name="Standard">
      <style:text-properties officeooo:rsid="000b835a" officeooo:paragraph-rsid="000b835a"/>
    </style:style>
    <style:style style:name="P15" style:family="paragraph" style:parent-style-name="Standard">
      <style:text-properties officeooo:rsid="000b835a" officeooo:paragraph-rsid="000cf4c5"/>
    </style:style>
    <style:style style:name="P16" style:family="paragraph" style:parent-style-name="Standard">
      <style:text-properties officeooo:rsid="000665a1" officeooo:paragraph-rsid="000665a1"/>
    </style:style>
    <style:style style:name="P17" style:family="paragraph" style:parent-style-name="Standard">
      <style:text-properties officeooo:rsid="000665a1" officeooo:paragraph-rsid="000cf4c5"/>
    </style:style>
    <style:style style:name="P18" style:family="paragraph" style:parent-style-name="Standard">
      <style:text-properties officeooo:rsid="000665a1" officeooo:paragraph-rsid="00073011"/>
    </style:style>
    <style:style style:name="P19" style:family="paragraph" style:parent-style-name="Standard">
      <style:text-properties officeooo:rsid="000665a1" officeooo:paragraph-rsid="000b835a"/>
    </style:style>
    <style:style style:name="P20" style:family="paragraph" style:parent-style-name="Standard">
      <style:text-properties officeooo:paragraph-rsid="0007c080"/>
    </style:style>
    <style:style style:name="P21" style:family="paragraph" style:parent-style-name="Standard">
      <style:text-properties officeooo:paragraph-rsid="000cf4c5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3" style:family="paragraph" style:parent-style-name="Text_20_body">
      <style:text-properties officeooo:paragraph-rsid="000cf4c5"/>
    </style:style>
    <style:style style:name="T1" style:family="text">
      <style:text-properties officeooo:rsid="00073011"/>
    </style:style>
    <style:style style:name="T2" style:family="text">
      <style:text-properties officeooo:rsid="000665a1"/>
    </style:style>
    <style:style style:name="T3" style:family="text">
      <style:text-properties officeooo:rsid="000a6aa1"/>
    </style:style>
    <style:style style:name="T4" style:family="text">
      <style:text-properties officeooo:rsid="000b0bb1"/>
    </style:style>
    <style:style style:name="T5" style:family="text">
      <style:text-properties officeooo:rsid="000b835a"/>
    </style:style>
    <style:style style:name="T6" style:family="text">
      <style:text-properties officeooo:rsid="000cf4c5"/>
    </style:style>
    <style:style style:name="T7" style:family="text">
      <style:text-properties fo:font-variant="normal" fo:text-transform="none" fo:color="#12262c" loext:opacity="100%" style:font-name="apple-system" fo:font-size="9pt" fo:letter-spacing="normal" fo:font-style="normal" fo:font-weight="normal"/>
    </style:style>
    <style:style style:name="T8" style:family="text">
      <style:text-properties fo:font-variant="normal" fo:text-transform="none" fo:color="#12262c" loext:opacity="100%" style:font-name="apple-system" fo:font-size="9pt" fo:letter-spacing="normal" fo:font-style="normal" fo:font-weight="normal" officeooo:rsid="000665a1"/>
    </style:style>
    <style:style style:name="T9" style:family="text">
      <style:text-properties fo:font-variant="normal" fo:text-transform="none" fo:color="#12262c" loext:opacity="100%" style:font-name="apple-system" fo:font-size="9pt" fo:letter-spacing="normal" fo:font-style="normal" fo:font-weight="normal" officeooo:rsid="000cf4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числить физический адрес, соответствующий следующим сегментной части и смещению: 5089h:37B4h</text:p>
      <text:p text:style-name="P1">Правильный ответ: 54044h</text:p>
      <text:p text:style-name="P1">------------------------------------------------------------------------------------------------------------------------</text:p>
      <text:p text:style-name="P1">Вычислить физический адрес, соответствующий следующим сегментной части и смещению: 72А0h:842Fh</text:p>
      <text:p text:style-name="P1">Правильный ответ: 7AE2Fh</text:p>
      <text:p text:style-name="P17">------------------------------------------------------------------------------------------------------------------------</text:p>
      <text:p text:style-name="P17"><text:span text:style-name="T7">Вычислить физический адрес, соответствующий следующим сегментной части и смещению: FA39h:05B0h</text:span><text:line-break/></text:p>
      <text:p text:style-name="P21"><text:span text:style-name="T2">Правильный ответ: </text:span><text:span text:style-name="T7">FA940h</text:span></text:p>
      <text:p text:style-name="P3">------------------------------------------------------------------------------------------------------------------------</text:p>
      <text:p text:style-name="P11"><text:span text:style-name="T2">Вычислить физический адрес, соответствующий следующим сегментной части и смещению: 1A29h:37B4h<text:line-break/></text:span>Правильный ответ: 1DA44h</text:p>
      <text:p text:style-name="P6">------------------------------------------------------------------------------------------------------------------------</text:p>
      <text:p text:style-name="P12"><text:span text:style-name="T2">Вычислить физический адрес, соответствующий следующим сегментной части и смещению: </text:span><text:span text:style-name="T4">2</text:span><text:span text:style-name="T2">A</text:span><text:span text:style-name="T4">39</text:span><text:span text:style-name="T2">h:37B4h<text:line-break/></text:span>Правильный ответ: <text:span text:style-name="T4">2DB</text:span>44h</text:p>
      <text:p text:style-name="P20"><text:span text:style-name="T2">------------------------------------------------------------------------------------------------------------------------</text:span><text:bookmark text:name="yui_3_17_2_1_1617454595393_224"/><text:span text:style-name="T7">Какое число соответствует 16-разрядному дополнительному коду 0111111111111111?</text:span></text:p>
      <text:p text:style-name="P1">Правильный ответ: 8</text:p>
      <text:p text:style-name="P17">------------------------------------------------------------------------------------------------------------------------Какова разрядность регистра DН?</text:p>
      <text:p text:style-name="P17">Правильный ответ: <text:span text:style-name="T6">32767</text:span></text:p>
      <text:p text:style-name="P3">------------------------------------------------------------------------------------------------------------------------</text:p>
      <text:p text:style-name="P1">Какова разрядность регистра IP?</text:p>
      <text:p text:style-name="P1">Правильный ответ: 16</text:p>
      <text:p text:style-name="P2">------------------------------------------------------------------------------------------------------------------------</text:p>
      <text:p text:style-name="P1">Какая формулировка соответствует характеристикам короткого перехода?</text:p>
      <text:p text:style-name="P1">Правильный ответ: Метка занимает 1 байт, переход допустим в диапазоне от -128 до 127 байт от текущего значения IP</text:p>
      <text:p text:style-name="P2">------------------------------------------------------------------------------------------------------------------------</text:p>
      <text:p text:style-name="P1">Какая формулировка соответствует характеристикам дальнего перехода?</text:p>
      <text:p text:style-name="P1">Правильный ответ: Метка занимает 4 байта, переход допустим в пределах всей памяти</text:p>
      <text:p text:style-name="P4">------------------------------------------------------------------------------------------------------------------------Какая команда выполняет переход, соответствующий условию "меньше или равно"?</text:p>
      <text:p text:style-name="P4">Правильный ответ: JLE</text:p>
      <text:p text:style-name="P4">------------------------------------------------------------------------------------------------------------------------Какая команда выполняет переход, соответствующий условию "меньше"?</text:p>
      <text:p text:style-name="P4">Правильный ответ: JL</text:p>
      <text:p text:style-name="P2">------------------------------------------------------------------------------------------------------------------------</text:p>
      <text:p text:style-name="P1">Имеется описание следующего сегмента:</text:p>
      <text:p text:style-name="P1"/>
      <text:p text:style-name="P1">DS SEGMENT</text:p>
      <text:p text:style-name="P1">ORG 20h</text:p>
      <text:p text:style-name="P1">I DB 0</text:p>
      <text:p text:style-name="P1">A DB 1</text:p>
      <text:p text:style-name="P1">DS ENDS</text:p>
      <text:p text:style-name="P1"/>
      <text:p text:style-name="P1">Чему равно OFFSET A?</text:p>
      <text:p text:style-name="P1"/>
      <text:p text:style-name="P1"><text:soft-page-break/>Правильный ответ: 21h</text:p>
      <text:p text:style-name="P2">------------------------------------------------------------------------------------------------------------------------</text:p>
      <text:p text:style-name="P2">Имеется <text:s/>описание следующего сегмента:</text:p>
      <text:p text:style-name="P2"/>
      <text:p text:style-name="P2">DS SEGMENT</text:p>
      <text:p text:style-name="P2"><text:tab/>ORG 10h</text:p>
      <text:p text:style-name="P2"><text:tab/>I dw <text:span text:style-name="T1">0</text:span></text:p>
      <text:p text:style-name="P2"><text:tab/>A db 1</text:p>
      <text:p text:style-name="P2"><text:tab/>B DB FFh</text:p>
      <text:p text:style-name="P2">Ds ENDS</text:p>
      <text:p text:style-name="P2">Чему равно OFFSET A?</text:p>
      <text:p text:style-name="P2"/>
      <text:p text:style-name="P2">Правильный ответ: 12h.</text:p>
      <text:p text:style-name="P3">------------------------------------------------------------------------------------------------------------------------</text:p>
      <text:p text:style-name="P4">Имеется описание следующего сегмента:<text:line-break/>DS SEGMENT<text:line-break/>ORG 100h<text:line-break/>I DW 0<text:line-break/>A DB 1<text:line-break/>DS ENDS<text:line-break/><text:line-break/>Чему равно OFFSET A?</text:p>
      <text:p text:style-name="P4">Правильный ответ: 102h<text:line-break/>------------------------------------------------------------------------------------------------------------------------</text:p>
      <text:p text:style-name="P1">В каких командах языка ассемблера применяется сегментный префикс?</text:p>
      <text:p text:style-name="P1">Правильный ответ: При работе со значениями переменных</text:p>
      <text:p text:style-name="P2">------------------------------------------------------------------------------------------------------------------------</text:p>
      <text:p text:style-name="P1">Какая операция с сегментным регистром недопустима?</text:p>
      <text:p text:style-name="P1">Правильный ответ: Загрузка константы</text:p>
      <text:p text:style-name="P17">------------------------------------------------------------------------------------------------------------------------</text:p>
      <text:p text:style-name="P23"><text:bookmark text:name="yui_3_17_2_1_1617454595393_234"/><text:span text:style-name="T8">Какое описание соответствует флагу DF?</text:span></text:p>
      <text:p text:style-name="P23"><text:span text:style-name="T2">Правильный ответ: </text:span><text:bookmark text:name="yui_3_17_2_1_1617454595393_238"/>Этот флаг контролирует поведение команд обработки строк и определяет направление обработки: в сторону увеличения или уменьшения адресов</text:p>
      <text:p text:style-name="P17">------------------------------------------------------------------------------------------------------------------------</text:p>
      <text:p text:style-name="P23"><text:bookmark text:name="yui_3_17_2_1_1617454595393_2341"/><text:span text:style-name="T8">Какое описание соответствует флагу </text:span><text:span text:style-name="T9">O</text:span><text:span text:style-name="T8">F?</text:span></text:p>
      <text:p text:style-name="P23"><text:span text:style-name="T2">Правильный ответ: </text:span><text:bookmark text:name="yui_3_17_2_1_1617454595393_2381"/>Этот флаг <text:span text:style-name="T6">переполнения чисел со знаком. Он устанавливается, если результат предыдущей операции над числами со знаком выходит за допустимые для них пределы.</text:span></text:p>
      <text:p text:style-name="P2">------------------------------------------------------------------------------------------------------------------------</text:p>
      <text:p text:style-name="P3">mov ax, [bp][di]+4</text:p>
      <text:p text:style-name="P3">Правильный ответ: bp+di+4</text:p>
      <text:p text:style-name="P7">------------------------------------------------------------------------------------------------------------------------</text:p>
      <text:p text:style-name="P7">mov ax, [bp][di]<text:span text:style-name="T5">+6</text:span></text:p>
      <text:p text:style-name="P7">Правильный ответ: bp+di+<text:span text:style-name="T5">6</text:span></text:p>
      <text:p text:style-name="P3">------------------------------------------------------------------------------------------------------------------------mov ax, [b<text:span text:style-name="T1">x</text:span>][<text:span text:style-name="T1">s</text:span>i]+<text:span text:style-name="T1">10</text:span></text:p>
      <text:p text:style-name="P3">Правильный ответ: b<text:span text:style-name="T1">x</text:span>+<text:span text:style-name="T1">s</text:span>i+<text:span text:style-name="T1">10</text:span></text:p>
      <text:p text:style-name="P21"><text:span text:style-name="T2">------------------------------------------------------------------------------------------------------------------------</text:span><text:bookmark text:name="yui_3_17_2_1_1617454595393_243"/><text:span text:style-name="T7">Какая команда выполняет изменение знака числа?</text:span></text:p>
      <text:p text:style-name="P17">Правильный ответ: <text:span text:style-name="T6">NEG</text:span></text:p>
      <text:p text:style-name="P3"><text:soft-page-break/>------------------------------------------------------------------------------------------------------------------------</text:p>
      <text:p text:style-name="P1">Что такое неупакованное двоично-десятичное число?</text:p>
      <text:p text:style-name="P1">Правильный ответ: Десятичная цифра, хранящаяся в байте</text:p>
      <text:p text:style-name="P2">------------------------------------------------------------------------------------------------------------------------</text:p>
      <text:p text:style-name="P1">Что такое упакованное двоично-десятичное число?</text:p>
      <text:p text:style-name="P1">Две десятичные цифры, хранящиеся в полубайтах одного байта</text:p>
      <text:p text:style-name="P3">------------------------------------------------------------------------------------------------------------------------</text:p>
      <text:p text:style-name="P3">Какая команда осуществляет логический сдвиг битов влево?</text:p>
      <text:p text:style-name="P3">Правильный ответ: SHL</text:p>
      <text:p text:style-name="P3">------------------------------------------------------------------------------------------------------------------------</text:p>
      <text:p text:style-name="P5">Какая команда осуществляет логический сдвиг битов в<text:span text:style-name="T3">право</text:span>?</text:p>
      <text:p text:style-name="P5">Правильный ответ: SH<text:span text:style-name="T3">R</text:span></text:p>
      <text:p text:style-name="P5">------------------------------------------------------------------------------------------------------------------------</text:p>
      <text:p text:style-name="P5">Какая команда осуществляет <text:span text:style-name="T3">арифметический</text:span> сдвиг битов влево?</text:p>
      <text:p text:style-name="P5">Правильный ответ: S<text:span text:style-name="T3">A</text:span>L</text:p>
      <text:p text:style-name="P5">------------------------------------------------------------------------------------------------------------------------</text:p>
      <text:p text:style-name="P5">Какая команда осуществляет <text:span text:style-name="T3">арифметический</text:span> сдвиг битов в<text:span text:style-name="T3">право</text:span>?</text:p>
      <text:p text:style-name="P5">Правильный ответ: S<text:span text:style-name="T3">AR</text:span></text:p>
      <text:p text:style-name="P5">------------------------------------------------------------------------------------------------------------------------</text:p>
      <text:p text:style-name="P10"><text:span text:style-name="T2">Какая команда осуществляет </text:span><text:span text:style-name="T1">циклический</text:span><text:span text:style-name="T2"> сдвиг битов </text:span><text:span text:style-name="T1">вправо</text:span><text:span text:style-name="T2">?</text:span></text:p>
      <text:p text:style-name="P9">Правильный ответ: <text:span text:style-name="T1">ROR</text:span></text:p>
      <text:p text:style-name="P4">------------------------------------------------------------------------------------------------------------------------</text:p>
      <text:p text:style-name="P3">Какая команда осуществляет циклический сдвиг битов влево без использования дополнительных разрядов?</text:p>
      <text:p text:style-name="P4">Правильный ответ: ROL</text:p>
      <text:p text:style-name="P2">------------------------------------------------------------------------------------------------------------------------</text:p>
      <text:p text:style-name="P5">Какая команда осуществляет циклический сдвиг битов в<text:span text:style-name="T3">право </text:span>без использования дополнительных разрядов?</text:p>
      <text:p text:style-name="P5">Правильный ответ: RO<text:span text:style-name="T3">R</text:span></text:p>
      <text:p text:style-name="P5">------------------------------------------------------------------------------------------------------------------------</text:p>
      <text:p text:style-name="P5">Какая команда осуществляет циклический сдвиг битов в<text:span text:style-name="T3">право через флаг переноса</text:span>?</text:p>
      <text:p text:style-name="P5">Правильный ответ: R<text:span text:style-name="T3">СR</text:span></text:p>
      <text:p text:style-name="P5">------------------------------------------------------------------------------------------------------------------------</text:p>
      <text:p text:style-name="P5">Какая команда осуществляет циклический сдвиг битов в<text:span text:style-name="T3">лево через флаг переноса</text:span>?</text:p>
      <text:p text:style-name="P5">Правильный ответ: R<text:span text:style-name="T3">СL</text:span></text:p>
      <text:p text:style-name="P5">------------------------------------------------------------------------------------------------------------------------</text:p>
      <text:p text:style-name="P1">Что делает команда TEST?</text:p>
      <text:p text:style-name="P1">Правильный ответ: Побитовое И без сохранения результата</text:p>
      <text:p text:style-name="P2">------------------------------------------------------------------------------------------------------------------------</text:p>
      <text:p text:style-name="P1">Укажите, на какую величину уменьшится указатель вершины стека после выполнения следующих команд:</text:p>
      <text:p text:style-name="P1"/>
      <text:p text:style-name="P1">PUSH AX</text:p>
      <text:p text:style-name="P1">PUSH BX</text:p>
      <text:p text:style-name="P1">POP CX</text:p>
      <text:p text:style-name="P1">CALL F <text:s/>; подпрограмма объявлена в том же сегменте</text:p>
      <text:p text:style-name="P1"/>
      <text:p text:style-name="P1">Правильный ответ: 4</text:p>
      <text:p text:style-name="P7">------------------------------------------------------------------------------------------------------------------------</text:p>
      <text:p text:style-name="P7">Укажите, на какую величину уменьшится указатель вершины стека после выполнения следующих команд:</text:p>
      <text:p text:style-name="P7"/>
      <text:p text:style-name="P7"><text:soft-page-break/>P<text:span text:style-name="T5">OP</text:span> <text:span text:style-name="T5">C</text:span>X</text:p>
      <text:p text:style-name="P7">PUSH <text:span text:style-name="T5">A</text:span>X</text:p>
      <text:p text:style-name="P13">PUSH BX</text:p>
      <text:p text:style-name="P7">CALL F <text:s/>; <text:span text:style-name="T5">дальний вызов, </text:span>подпрограмма объявлена в <text:span text:style-name="T5">другом</text:span> сегменте</text:p>
      <text:p text:style-name="P7"/>
      <text:p text:style-name="P7">Правильный ответ: <text:span text:style-name="T5">6</text:span></text:p>
      <text:p text:style-name="P2">------------------------------------------------------------------------------------------------------------------------</text:p>
      <text:p text:style-name="P1">Укажите, на какую величину изменится указатель вершины стека после выполнения следующей команды:</text:p>
      <text:p text:style-name="P1"/>
      <text:p text:style-name="P1">RETN 4</text:p>
      <text:p text:style-name="P1"/>
      <text:p text:style-name="P1">Правильный ответ: 6</text:p>
      <text:p text:style-name="P7">------------------------------------------------------------------------------------------------------------------------</text:p>
      <text:p text:style-name="P7">Укажите, на какую величину изменится указатель вершины стека после выполнения следующей команды:</text:p>
      <text:p text:style-name="P7"/>
      <text:p text:style-name="P7">RET<text:span text:style-name="T5">F</text:span> 4</text:p>
      <text:p text:style-name="P7"/>
      <text:p text:style-name="P7">Правильный ответ: <text:span text:style-name="T5">8</text:span></text:p>
      <text:p text:style-name="P2">------------------------------------------------------------------------------------------------------------------------</text:p>
      <text:p text:style-name="P1">Укажите, какая характеристика соответствует команде NEG</text:p>
      <text:p text:style-name="P1">Правильный ответ: изменение знака</text:p>
      <text:p text:style-name="P2">------------------------------------------------------------------------------------------------------------------------</text:p>
      <text:p text:style-name="P1">Какого вида прерываний не существует?</text:p>
      <text:p text:style-name="P1">Правильный ответ: Системные</text:p>
      <text:p text:style-name="P7">------------------------------------------------------------------------------------------------------------------------</text:p>
      <text:p text:style-name="P7">Как<text:span text:style-name="T5">ие прерывания могут быть замаскированы</text:span>?</text:p>
      <text:p text:style-name="P7">Правильный ответ: <text:span text:style-name="T5">аппартные (асинхронные)</text:span></text:p>
      <text:p text:style-name="P2">------------------------------------------------------------------------------------------------------------------------</text:p>
      <text:p text:style-name="P1">Где находится таблица векторов прерываний в реальном режиме работы процессора x86, каков её размер и каков размер одного вектора?</text:p>
      <text:p text:style-name="P1">Правильный ответ:</text:p>
      <text:p text:style-name="P1">Находится в начале памяти начиная с адреса 0, занимает 1024 байта, размер вектора - 4 байта</text:p>
      <text:p text:style-name="P2">------------------------------------------------------------------------------------------------------------------------</text:p>
      <text:p text:style-name="P1">Значения каких регистров помещаются в стек при срабатывании прерывания?</text:p>
      <text:p text:style-name="P1">Правильный ответ: FLAGS, CS, IP</text:p>
      <text:p text:style-name="P2">------------------------------------------------------------------------------------------------------------------------</text:p>
      <text:p text:style-name="P1">Что программа обязательно должна сделать для корректного перехвата прерывания?</text:p>
      <text:p text:style-name="P1">Правильный ответ: Сохранить адрес старого обработчика прерывания</text:p>
      <text:p text:style-name="P2">------------------------------------------------------------------------------------------------------------------------</text:p>
      <text:p text:style-name="P2">Что такое порты ввода-вывода в x86?</text:p>
      <text:p text:style-name="P1">Правильный ответ: Независимое адресное пространство для взаимодействия с устройствами</text:p>
      <text:p text:style-name="P5">------------------------------------------------------------------------------------------------------------------------</text:p>
      <text:p text:style-name="P8">Какое число соответствует 16-разрядному дополнительному коду 1111111111111110?</text:p>
      <text:p text:style-name="P8">Правильный ответ: -2</text:p>
      <text:p text:style-name="P7">------------------------------------------------------------------------------------------------------------------------</text:p>
      <text:p text:style-name="P13">Какой регистр задействуется командой lodsw?</text:p>
      <text:p text:style-name="P13">Правильный ответ: AX</text:p>
      <text:p text:style-name="P17">------------------------------------------------------------------------------------------------------------------------</text:p>
      <text:p text:style-name="P15">Какой регистр задействуется командой lodsw?</text:p>
      <text:p text:style-name="P15">Правильный ответ: <text:span text:style-name="T6">SI</text:span></text:p>
      <text:p text:style-name="P7"><text:soft-page-break/>------------------------------------------------------------------------------------------------------------------------</text:p>
      <text:p text:style-name="P13">Какое описание соответствует флагу IF?</text:p>
      <text:p text:style-name="P13">Правильный ответ: Это флаг прерываний. Его сброс приводит к прекращению обработки процессором прерываний от внешних устройств.</text:p>
      <text:p text:style-name="P7">------------------------------------------------------------------------------------------------------------------------</text:p>
      <text:p text:style-name="P13">Что делает команда LEA?</text:p>
      <text:p text:style-name="P13">Правильный ответ: Вычисляет эффективный адрес источника и помещает его в приемник. </text:p>
      <text:p text:style-name="P7">------------------------------------------------------------------------------------------------------------------------</text:p>
      <text:p text:style-name="P13">Что делает команда XLAT?</text:p>
      <text:p text:style-name="P13">Правильный ответ: Выполняет трансляцию значения AL по таблице в памяти.</text:p>
      <text:p text:style-name="P7">------------------------------------------------------------------------------------------------------------------------</text:p>
      <text:p text:style-name="P13">При выполнении каких команд меняется значение регистра IP?</text:p>
      <text:p text:style-name="P13">Правильный ответ: Любых. </text:p>
      <text:p text:style-name="P7">------------------------------------------------------------------------------------------------------------------------</text:p>
      <text:p text:style-name="P13">Какая команда ни делает ничего?</text:p>
      <text:p text:style-name="P13">Правильный ответ: NOP</text:p>
      <text:p text:style-name="P7">------------------------------------------------------------------------------------------------------------------------</text:p>
      <text:p text:style-name="P13">Чем команда IRET отличается от RETF в архитектуре 8086?</text:p>
      <text:p text:style-name="P13">Правильный ответ: IRET восстанавливает из стека значение регистра флагов, RETF — нет.</text:p>
      <text:p text:style-name="P7">------------------------------------------------------------------------------------------------------------------------</text:p>
      <text:p text:style-name="P13">Что необходимо для перехвата прерывания?</text:p>
      <text:p text:style-name="P13">Правильный ответ: Указать адрес нового обработчика в таблице векторов прерываний.</text:p>
      <text:p text:style-name="P7">------------------------------------------------------------------------------------------------------------------------</text:p>
      <text:p text:style-name="P13">Для взаимодействия с какими устройствами предназначен механизм ввода-вывода через порты?</text:p>
      <text:p text:style-name="P13">Правильный ответ: С любыми внешними устройствами.</text:p>
      <text:p text:style-name="P7">------------------------------------------------------------------------------------------------------------------------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31T17:52:27.063885835</meta:creation-date>
    <meta:editing-duration>PT24M13S</meta:editing-duration>
    <meta:editing-cycles>6</meta:editing-cycles>
    <meta:generator>LibreOffice/7.1.2.2$Linux_X86_64 LibreOffice_project/5751006d328844ba3fa6124ed263bbf122f0788a</meta:generator>
    <dc:date>2021-04-03T16:00:52.428560425</dc:date>
    <meta:document-statistic meta:table-count="0" meta:image-count="0" meta:object-count="0" meta:page-count="5" meta:paragraph-count="186" meta:word-count="878" meta:character-count="13024" meta:non-whitespace-character-count="12326"/>
  </office:meta>
</office:document-meta>
</file>